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4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mes Ballard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03-02-2016(ddmmyyyy)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G204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6H27M00S">
            <text:p>16:27</text:p>
          </table:table-cell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6H28M00S">
            <text:p>16:28</text:p>
          </table:table-cell>
          <table:table-cell table:style-name="ce37" table:formula="of:=[.D11]-[.D10]" office:value-type="time" office:time-value="PT00H01M00S">
            <text:p>00:01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 office:value-type="float" office:value="23.9">
            <text:p>23.9</text:p>
          </table:table-cell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4H22M00S">
            <text:p>14:22</text:p>
          </table:table-cell>
          <table:table-cell table:style-name="ce38"/>
          <table:table-cell table:style-name="ce60" office:value-type="float" office:value="108.5">
            <text:p>108.50</text:p>
          </table:table-cell>
          <table:table-cell table:style-name="ce79" table:formula="of:=2.5773*[.F12]-257.81" office:value-type="float" office:value="21.82705">
            <text:p>21.83</text:p>
          </table:table-cell>
          <table:table-cell table:style-name="ce93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4H23M00S">
            <text:p>14:23</text:p>
          </table:table-cell>
          <table:table-cell table:style-name="ce39" table:formula="of:=[.D13]-[.D12]" office:value-type="time" office:time-value="PT00H01M00S">
            <text:p>00:01</text:p>
          </table:table-cell>
          <table:table-cell table:style-name="ce61" office:value-type="float" office:value="300.6">
            <text:p>300.60</text:p>
          </table:table-cell>
          <table:table-cell table:style-name="ce80" table:formula="of:=[.F13]-280" office:value-type="float" office:value="20.6">
            <text:p>20.60</text:p>
          </table:table-cell>
          <table:table-cell table:style-name="ce93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 office:value-type="string">
            <text:p>done in 8ma</text:p>
          </table:table-cell>
          <table:table-cell table:style-name="ce5" office:value-type="string">
            <text:p>HR Aligment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4"/>
          <table:table-cell table:style-name="ce115"/>
          <table:table-cell table:style-name="ce115" office:value-type="string">
            <text:p>+</text:p>
          </table:table-cell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5"/>
          <table:table-cell table:style-name="ce116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5H31M00S">
            <text:p>15:31</text:p>
          </table:table-cell>
          <table:table-cell table:style-name="ce34"/>
          <table:table-cell table:style-name="ce56" office:value-type="float" office:value="108.8">
            <text:p>108.80</text:p>
          </table:table-cell>
          <table:table-cell table:style-name="ce77" table:formula="of:=2.5773*[.F16]-257.81" office:value-type="float" office:value="22.60024">
            <text:p>22.60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5H39M00S">
            <text:p>15:39</text:p>
          </table:table-cell>
          <table:table-cell table:style-name="ce35" table:formula="of:=[.D17]-[.D16]" office:value-type="time" office:time-value="PT00H08M00S">
            <text:p>00:08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5H22M00S">
            <text:p>15:22</text:p>
          </table:table-cell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5H31M00S">
            <text:p>15:31</text:p>
          </table:table-cell>
          <table:table-cell table:style-name="ce35" table:formula="of:=[.D19]-[.D18]" office:value-type="time" office:time-value="PT00H09M00S">
            <text:p>00:09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 office:value-type="string">
            <text:p>Done in HR 08</text:p>
          </table:table-cell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5H59M00S">
            <text:p>15:59</text:p>
          </table:table-cell>
          <table:table-cell table:style-name="ce40"/>
          <table:table-cell table:style-name="ce62" office:value-type="float" office:value="108.8">
            <text:p>108.80</text:p>
          </table:table-cell>
          <table:table-cell table:style-name="ce81" table:formula="of:=2.5773*[.F22]-257.81" office:value-type="float" office:value="22.60024">
            <text:p>22.60</text:p>
          </table:table-cell>
          <table:table-cell table:style-name="ce97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6H06M00S">
            <text:p>16:06</text:p>
          </table:table-cell>
          <table:table-cell table:style-name="ce41" table:formula="of:=[.D23]-[.D22]" office:value-type="time" office:time-value="PT00H07M00S">
            <text:p>00:07</text:p>
          </table:table-cell>
          <table:table-cell table:style-name="ce63" office:value-type="float" office:value="298.2">
            <text:p>298.20</text:p>
          </table:table-cell>
          <table:table-cell table:style-name="ce82" table:formula="of:=[.F23]-280" office:value-type="float" office:value="18.2">
            <text:p>18.2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07M00S">
            <text:p>16:07</text:p>
          </table:table-cell>
          <table:table-cell table:style-name="ce40"/>
          <table:table-cell table:style-name="ce62" office:value-type="float" office:value="108.8">
            <text:p>108.80</text:p>
          </table:table-cell>
          <table:table-cell table:style-name="ce81" table:formula="of:=2.5773*[.F24]-257.81" office:value-type="float" office:value="22.60024">
            <text:p>22.60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6H14M00S">
            <text:p>16:14</text:p>
          </table:table-cell>
          <table:table-cell table:style-name="ce42" table:formula="of:=[.D25]-[.D24]" office:value-type="time" office:time-value="PT00H07M00S">
            <text:p>00:07</text:p>
          </table:table-cell>
          <table:table-cell table:style-name="ce64" office:value-type="float" office:value="298.2">
            <text:p>298.20</text:p>
          </table:table-cell>
          <table:table-cell table:style-name="ce82" table:formula="of:=[.F25]-280" office:value-type="float" office:value="18.2">
            <text:p>18.2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16M00S">
            <text:p>16:16</text:p>
          </table:table-cell>
          <table:table-cell table:style-name="ce43"/>
          <table:table-cell table:style-name="ce65" office:value-type="float" office:value="108.8">
            <text:p>108.80</text:p>
          </table:table-cell>
          <table:table-cell table:style-name="ce81" table:formula="of:=2.5773*[.F26]-257.81" office:value-type="float" office:value="22.60024">
            <text:p>22.6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6H22M00S">
            <text:p>16:22</text:p>
          </table:table-cell>
          <table:table-cell table:style-name="ce41" table:formula="of:=[.D27]-[.D26]" office:value-type="time" office:time-value="PT00H06M00S">
            <text:p>00:06</text:p>
          </table:table-cell>
          <table:table-cell table:style-name="ce63" office:value-type="float" office:value="298.2">
            <text:p>298.20</text:p>
          </table:table-cell>
          <table:table-cell table:style-name="ce82" table:formula="of:=[.F27]-280" office:value-type="float" office:value="18.2">
            <text:p>18.2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5H50M00S">
            <text:p>15:50</text:p>
          </table:table-cell>
          <table:table-cell table:style-name="ce40"/>
          <table:table-cell table:style-name="ce62" office:value-type="float" office:value="108.7">
            <text:p>108.70</text:p>
          </table:table-cell>
          <table:table-cell table:style-name="ce81" table:formula="of:=2.5773*[.F28]-257.81" office:value-type="float" office:value="22.34251">
            <text:p>22.34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5H57M00S">
            <text:p>15:57</text:p>
          </table:table-cell>
          <table:table-cell table:style-name="ce42" table:formula="of:=[.D29]-[.D28]" office:value-type="time" office:time-value="PT00H07M00S">
            <text:p>00:07</text:p>
          </table:table-cell>
          <table:table-cell table:style-name="ce64" office:value-type="float" office:value="298.2">
            <text:p>298.20</text:p>
          </table:table-cell>
          <table:table-cell table:style-name="ce82" table:formula="of:=[.F29]-280" office:value-type="float" office:value="18.2">
            <text:p>18.2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4H41M00S">
            <text:p>14:41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0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4H44M00S">
            <text:p>14:44</text:p>
          </table:table-cell>
          <table:table-cell table:style-name="ce45" table:formula="of:=[.D31]-[.D30]" office:value-type="time" office:time-value="PT00H03M00S">
            <text:p>00:03</text:p>
          </table:table-cell>
          <table:table-cell table:style-name="ce67" office:value-type="float" office:value="299.5">
            <text:p>299.50</text:p>
          </table:table-cell>
          <table:table-cell table:style-name="ce84" table:formula="of:=[.F31]-280" office:value-type="float" office:value="19.5">
            <text:p>19.5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2H44M00S">
            <text:p>02:44</text:p>
          </table:table-cell>
          <table:table-cell table:style-name="ce46"/>
          <table:table-cell table:style-name="ce68" office:value-type="float" office:value="108.5">
            <text:p>108.50</text:p>
          </table:table-cell>
          <table:table-cell table:style-name="ce83" table:formula="of:=2.5773*[.F32]-257.81" office:value-type="float" office:value="21.82705">
            <text:p>21.83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02H47M00S">
            <text:p>02:47</text:p>
          </table:table-cell>
          <table:table-cell table:style-name="ce47" table:formula="of:=[.D33]-[.D32]" office:value-type="time" office:time-value="PT00H03M00S">
            <text:p>00:03</text:p>
          </table:table-cell>
          <table:table-cell table:style-name="ce69" office:value-type="float" office:value="299.4">
            <text:p>299.40</text:p>
          </table:table-cell>
          <table:table-cell table:style-name="ce84" table:formula="of:=[.F33]-280" office:value-type="float" office:value="19.4">
            <text:p>19.4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04M00S">
            <text:p>15:04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4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5H07M00S">
            <text:p>15:07</text:p>
          </table:table-cell>
          <table:table-cell table:style-name="ce45" table:formula="of:=[.D35]-[.D34]" office:value-type="time" office:time-value="PT00H03M00S">
            <text:p>00:03</text:p>
          </table:table-cell>
          <table:table-cell table:style-name="ce67" office:value-type="float" office:value="299.5">
            <text:p>299.50</text:p>
          </table:table-cell>
          <table:table-cell table:style-name="ce84" table:formula="of:=[.F35]-280" office:value-type="float" office:value="19.5">
            <text:p>19.5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10M00S">
            <text:p>15:10</text:p>
          </table:table-cell>
          <table:table-cell table:style-name="ce46"/>
          <table:table-cell table:style-name="ce68" office:value-type="float" office:value="108.5">
            <text:p>108.50</text:p>
          </table:table-cell>
          <table:table-cell table:style-name="ce83" table:formula="of:=2.5773*[.F36]-257.81" office:value-type="float" office:value="21.82705">
            <text:p>21.83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5H13M00S">
            <text:p>15:13</text:p>
          </table:table-cell>
          <table:table-cell table:style-name="ce47" table:formula="of:=[.D37]-[.D36]" office:value-type="time" office:time-value="PT00H03M00S">
            <text:p>00:03</text:p>
          </table:table-cell>
          <table:table-cell table:style-name="ce69" office:value-type="float" office:value="299.1">
            <text:p>299.10</text:p>
          </table:table-cell>
          <table:table-cell table:style-name="ce84" table:formula="of:=[.F37]-280" office:value-type="float" office:value="19.1">
            <text:p>19.1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13M00S">
            <text:p>15:13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8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5H18M00S">
            <text:p>15:18</text:p>
          </table:table-cell>
          <table:table-cell table:style-name="ce47" table:formula="of:=[.D39]-[.D38]" office:value-type="time" office:time-value="PT00H05M00S">
            <text:p>00:05</text:p>
          </table:table-cell>
          <table:table-cell table:style-name="ce69" office:value-type="float" office:value="298.7">
            <text:p>298.70</text:p>
          </table:table-cell>
          <table:table-cell table:style-name="ce84" table:formula="of:=[.F39]-280" office:value-type="float" office:value="18.7">
            <text:p>18.7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PT01H03M00S">
            <text:p>01:03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2/03/2016</text:date>, <text:time>16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03T16:46:30</dc:date>
    <meta:editing-cycles>14</meta:editing-cycles>
    <meta:editing-duration>P3DT4H16M30S</meta:editing-duration>
    <meta:generator>OpenOffice/4.1.1$Unix OpenOffice.org_project/411m6$Build-9775</meta:generator>
    <meta:document-statistic meta:table-count="3" meta:cell-count="198" meta:object-count="0"/>
  </office:meta>
</office:document-meta>
</file>